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0"/>SNU developer log day 440</text:h>
      <text:p text:style-name="P2">I had a bad day today, and I wasn't able to do as much as I wanted. It feels like the school is making a bomb threat at me, they have only given me 2 assignments this week, and during Spring Break, they made a phone call, saying if I didn't get online and do work, I wouldn't graduate, even though there was no new work that week. I also had horrible focusing issues, only getting to work on my website past 3:30 pm (despite waking up much earlier) just like the slightly distant unproductive era, which I do not want to go through again.</text:p>
      <text:p text:style-name="P2">Today, I didn't have time to work on the COVID-19 article, or make a full Internet Museum update like I wanted, but I did produce a major feature: which is the SNU Internet Front, a movement to protect the Internet. I will be working alongside Mozilla, EFF (Electronic Frontiers Foundation), and other organizations that support Internet rights. I did the usual documentation changes, and made a small to the SNU Internet Museum, and a captions update for the SNU video player. Today wasn't the best day for development, I hope I can improve.</text:p>
      <text:p text:style-name="Text_20_body"><text:span text:style-name="T1">Sean Patrick Myrick on April 1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33:42.560000000</meta:creation-date>
    <dc:date>2020-04-15T16:34:02.335000000</dc:date>
    <meta:editing-duration>PT20S</meta:editing-duration>
    <meta:editing-cycles>1</meta:editing-cycles>
    <meta:document-statistic meta:table-count="0" meta:image-count="0" meta:object-count="0" meta:page-count="1" meta:paragraph-count="4" meta:word-count="210" meta:character-count="1143" meta:non-whitespace-character-count="937"/>
    <meta:generator>LibreOffice/6.1.2.1$Windows_X86_64 LibreOffice_project/65905a128db06ba48db947242809d14d3f9a93fe</meta:generator>
  </office:meta>
</office:document-meta>
</file>